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Tahoma1" svg:font-family="Tahoma"/>
    <style:font-face style:name="Courier New" svg:font-family="'Courier New'" style:font-adornments="Fett"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Footer">
      <style:text-properties style:font-name="Arial"/>
    </style:style>
    <style:style style:name="P2" style:family="paragraph" style:parent-style-name="Text_20_body">
      <style:text-properties style:font-name="Arial" fo:language="en" fo:country="GB" style:language-asian="zxx" style:country-asian="none" style:language-complex="zxx" style:country-complex="none"/>
    </style:style>
    <style:style style:name="P3" style:family="paragraph" style:parent-style-name="Text_20_body">
      <style:text-properties style:font-name="Arial" fo:language="en" fo:country="GB" style:font-name-asian="Andale Sans UI" style:language-asian="zxx" style:country-asian="none" style:font-name-complex="Tahoma" style:language-complex="zxx" style:country-complex="none"/>
    </style:style>
    <style:style style:name="P4" style:family="paragraph" style:parent-style-name="Text_20_body">
      <style:text-properties fo:language="en" fo:country="GB" style:language-asian="zxx" style:country-asian="none" style:language-complex="zxx" style:country-complex="none"/>
    </style:style>
    <style:style style:name="P5" style:family="paragraph" style:parent-style-name="Text_20_body">
      <style:paragraph-properties fo:text-align="center" style:justify-single-word="false"/>
    </style:style>
    <style:style style:name="P6" style:family="paragraph" style:parent-style-name="Standard">
      <style:paragraph-properties fo:text-align="center" style:justify-single-word="false"/>
      <style:text-properties style:font-name="Arial" fo:font-size="28pt" fo:language="en" fo:country="GB" fo:font-weight="bold" style:font-size-asian="28pt" style:language-asian="zxx" style:country-asian="none" style:font-weight-asian="bold" style:font-size-complex="28pt" style:language-complex="zxx" style:country-complex="none" style:font-weight-complex="bold"/>
    </style:style>
    <style:style style:name="P7" style:family="paragraph" style:parent-style-name="Standard">
      <style:paragraph-properties fo:text-align="start" style:justify-single-word="false"/>
      <style:text-properties style:font-name="Arial" fo:font-size="28pt" fo:language="en" fo:country="GB" fo:font-weight="bold" style:font-size-asian="28pt" style:language-asian="zxx" style:country-asian="none" style:font-weight-asian="bold" style:font-size-complex="28pt" style:language-complex="zxx" style:country-complex="none" style:font-weight-complex="bold"/>
    </style:style>
    <style:style style:name="P8" style:family="paragraph" style:parent-style-name="Standard">
      <style:text-properties style:font-name="Arial" fo:language="en" fo:country="GB" style:language-asian="zxx" style:country-asian="none" style:language-complex="zxx" style:country-complex="none"/>
    </style:style>
    <style:style style:name="P9" style:family="paragraph" style:parent-style-name="Code">
      <style:text-properties fo:language="en" fo:country="GB" style:language-asian="zxx" style:country-asian="none" style:language-complex="zxx" style:country-complex="none"/>
    </style:style>
    <style:style style:name="P10" style:family="paragraph" style:parent-style-name="Code">
      <style:text-properties style:font-name="Arial" fo:language="en" fo:country="GB" style:language-asian="zxx" style:country-asian="none" style:language-complex="zxx" style:country-complex="none"/>
    </style:style>
    <style:style style:name="P11" style:family="paragraph" style:parent-style-name="Code">
      <style:paragraph-properties fo:margin-left="1.245cm" fo:margin-right="0cm" fo:text-indent="0cm" style:auto-text-indent="false"/>
      <style:text-properties fo:language="en" fo:country="GB" style:language-asian="zxx" style:country-asian="none" style:language-complex="zxx" style:country-complex="none"/>
    </style:style>
    <style:style style:name="P12" style:family="paragraph" style:parent-style-name="Standard">
      <style:paragraph-properties fo:margin-left="0cm" fo:margin-right="0cm" fo:text-align="center" style:justify-single-word="false" fo:text-indent="0cm" style:auto-text-indent="false"/>
      <style:text-properties style:font-name="Arial" fo:font-size="28pt" fo:language="en" fo:country="GB" fo:font-weight="bold" style:font-size-asian="28pt" style:language-asian="zxx" style:country-asian="none" style:font-weight-asian="bold" style:font-size-complex="28pt" style:language-complex="zxx" style:country-complex="none" style:font-weight-complex="bold"/>
    </style:style>
    <style:style style:name="P13" style:family="paragraph" style:parent-style-name="Text_20_body">
      <style:paragraph-properties fo:margin-left="0cm" fo:margin-right="0cm" fo:text-align="center" style:justify-single-word="false" fo:text-indent="0cm" style:auto-text-indent="false"/>
      <style:text-properties fo:language="zxx" fo:country="none" style:language-asian="zxx" style:country-asian="none" style:language-complex="zxx" style:country-complex="none"/>
    </style:style>
    <style:style style:name="P14" style:family="paragraph" style:parent-style-name="Text_20_body">
      <style:paragraph-properties fo:margin-left="0cm" fo:margin-right="0cm" fo:text-align="center" style:justify-single-word="false" fo:text-indent="0cm" style:auto-text-indent="false"/>
    </style:style>
    <style:style style:name="P15" style:family="paragraph" style:parent-style-name="Contents_20_Heading">
      <style:paragraph-properties fo:break-before="page"/>
    </style:style>
    <style:style style:name="P16" style:family="paragraph" style:parent-style-name="Contents_20_1">
      <style:paragraph-properties>
        <style:tab-stops>
          <style:tab-stop style:position="17cm" style:type="right" style:leader-style="dotted" style:leader-text="."/>
        </style:tab-stops>
      </style:paragraph-properties>
    </style:style>
    <style:style style:name="P17" style:family="paragraph" style:parent-style-name="Contents_20_2">
      <style:paragraph-properties>
        <style:tab-stops>
          <style:tab-stop style:position="16.501cm" style:type="right" style:leader-style="dotted" style:leader-text="."/>
        </style:tab-stops>
      </style:paragraph-properties>
    </style:style>
    <style:style style:name="P18" style:family="paragraph" style:parent-style-name="Standard" style:master-page-name="First_20_Page">
      <style:paragraph-properties fo:text-align="center" style:justify-single-word="false" style:page-number="auto"/>
      <style:text-properties style:font-name="Arial" fo:font-size="28pt" fo:language="en" fo:country="GB" fo:font-weight="bold" style:font-size-asian="28pt" style:language-asian="zxx" style:country-asian="none" style:font-weight-asian="bold" style:font-size-complex="28pt" style:language-complex="zxx" style:country-complex="none" style:font-weight-complex="bold"/>
    </style:style>
    <style:style style:name="P19" style:family="paragraph" style:parent-style-name="Text_20_body" style:list-style-name="L1">
      <style:text-properties style:font-name="Arial" fo:language="en" fo:country="GB" style:language-asian="zxx" style:country-asian="none" style:language-complex="zxx" style:country-complex="none"/>
    </style:style>
    <style:style style:name="P20" style:family="paragraph" style:parent-style-name="Text_20_body" style:list-style-name="L2">
      <style:text-properties style:font-name="Arial" fo:language="en" fo:country="GB" style:language-asian="zxx" style:country-asian="none" style:language-complex="zxx" style:country-complex="none"/>
    </style:style>
    <style:style style:name="P21" style:family="paragraph" style:parent-style-name="Text_20_body" style:list-style-name="L3">
      <style:text-properties style:font-name="Arial" fo:language="en" fo:country="GB" style:font-name-asian="Andale Sans UI" style:language-asian="zxx" style:country-asian="none" style:font-name-complex="Tahoma" style:language-complex="zxx" style:country-complex="none"/>
    </style:style>
    <style:style style:name="P22" style:family="paragraph" style:parent-style-name="Heading_20_1">
      <style:text-properties style:font-name="Arial" fo:language="en" fo:country="GB" style:language-asian="zxx" style:country-asian="none" style:language-complex="zxx" style:country-complex="none"/>
    </style:style>
    <style:style style:name="P23" style:family="paragraph" style:parent-style-name="Heading_20_1">
      <style:text-properties fo:language="en" fo:country="GB" style:language-asian="zxx" style:country-asian="none" style:language-complex="zxx" style:country-complex="none"/>
    </style:style>
    <style:style style:name="P24" style:family="paragraph" style:parent-style-name="Heading_20_1">
      <style:paragraph-properties fo:break-before="page"/>
      <style:text-properties style:font-name="Arial" fo:language="en" fo:country="GB" style:language-asian="zxx" style:country-asian="none" style:language-complex="zxx" style:country-complex="none"/>
    </style:style>
    <style:style style:name="P25" style:family="paragraph" style:parent-style-name="Heading_20_2">
      <style:text-properties style:font-name="Arial" fo:language="en" fo:country="GB" style:language-asian="zxx" style:country-asian="none" style:language-complex="zxx" style:country-complex="none"/>
    </style:style>
    <style:style style:name="P26" style:family="paragraph" style:parent-style-name="Heading_20_2">
      <style:text-properties fo:language="en" fo:country="GB" style:language-asian="zxx" style:country-asian="none" style:language-complex="zxx" style:country-complex="none"/>
    </style:style>
    <style:style style:name="P27" style:family="paragraph" style:parent-style-name="Heading_20_2">
      <style:paragraph-properties fo:margin-top="0.423cm" fo:margin-bottom="0.212cm" fo:keep-with-next="always"/>
      <style:text-properties style:font-name="Arial" fo:language="en" fo:country="GB" style:font-name-asian="Andale Sans UI" style:language-asian="zxx" style:country-asian="none" style:font-name-complex="Tahoma" style:language-complex="zxx" style:country-complex="none"/>
    </style:style>
    <style:style style:name="T1" style:family="text">
      <style:text-properties fo:language="en" fo:country="GB" style:language-asian="zxx" style:country-asian="none" style:language-complex="zxx" style:country-complex="none"/>
    </style:style>
    <style:style style:name="T2" style:family="text">
      <style:text-properties style:font-name="Arial"/>
    </style:style>
    <style:style style:name="T3" style:family="text">
      <style:text-properties style:font-name="Arial" style:font-name-asian="Andale Sans UI" style:font-name-complex="Tahoma"/>
    </style:style>
    <style:style style:name="T4" style:family="text">
      <style:text-properties style:font-name-asian="Andale Sans UI" style:font-name-complex="Tahoma"/>
    </style:style>
    <style:style style:name="T5" style:family="text">
      <style:text-properties style:text-underline-style="solid" style:text-underline-width="auto" style:text-underline-color="font-color"/>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
      <text:p text:style-name="P6"/>
      <text:p text:style-name="P6"/>
      <text:p text:style-name="P6"/>
      <text:p text:style-name="P7"/>
      <text:p text:style-name="P6"/>
      <text:p text:style-name="P12">FabOS</text:p>
      <text:p text:style-name="P13">aka. Fab.U.L.O.S</text:p>
      <text:p text:style-name="P14">(Fabian's Ultra Lightweight Operating System)</text:p>
      <text:p text:style-name="P12"/>
      <text:p text:style-name="P6"/>
      <text:p text:style-name="P6">Programmers guide<text:line-break/></text:p>
      <text:p text:style-name="P8"/>
      <text:p text:style-name="P5"/>
      <text:p text:style-name="P5"/>
      <text:p text:style-name="P5"/>
      <text:p text:style-name="P5"/>
      <text:p text:style-name="P5"/>
      <text:p text:style-name="P5">© 2009 Fabian Huslik</text:p>
      <text:table-of-content text:style-name="Sect1" text:protected="true" text:name="Inhaltsverzeichnis1">
        <text:table-of-content-source text:outline-level="3">
          <text:index-title-template text:style-name="Contents_20_Heading">Conten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Inhaltsverzeichnis1_Head">
            <text:p text:style-name="P15">Content</text:p>
          </text:index-title>
          <text:p text:style-name="P16"><text:s/>1.What is FabOS<text:tab/>3</text:p>
          <text:p text:style-name="P16"><text:s/>2.Concepts<text:tab/>3</text:p>
          <text:p text:style-name="P16"><text:s/>3.Set up of the operating system<text:tab/>3</text:p>
          <text:p text:style-name="P17"><text:s/>3.1.Defines in FabOS_config.h<text:tab/>3</text:p>
          <text:p text:style-name="P17"><text:s/>3.2.void OS_CustomISRCode() ;<text:tab/>4</text:p>
          <text:p text:style-name="P17"><text:s/>3.3.The main()<text:tab/>4</text:p>
          <text:p text:style-name="P17"><text:s/>3.4.Preemptive tasks<text:tab/>5</text:p>
          <text:p text:style-name="P17"><text:s/>3.5.Idle task<text:tab/>5</text:p>
          <text:p text:style-name="P17"><text:s/>3.6.Scheduling Timer<text:tab/>6</text:p>
          <text:p text:style-name="P16"><text:s/>4.Initialize the operating system<text:tab/>6</text:p>
          <text:p text:style-name="P17"><text:s/>4.1.void CPU_init()<text:tab/>6</text:p>
          <text:p text:style-name="P17"><text:s/>4.2.void OS_CreateTask( TaskName, uint8_t taskNum)<text:tab/>6</text:p>
          <text:p text:style-name="P17"><text:s/>4.3.void OS_StartExecution() <text:tab/>6</text:p>
          <text:p text:style-name="P16"><text:s/>5.Inter-Task communication<text:tab/>6</text:p>
          <text:p text:style-name="P17"><text:s/>5.1.void OS_MutexGet(int8_t mutexNum)<text:tab/>6</text:p>
          <text:p text:style-name="P17"><text:s/>5.2.void OS_MutexRelease(int8_t mutexNum);<text:tab/>6</text:p>
          <text:p text:style-name="P17"><text:s/>5.3.void OS_SetEvent(uint8_t TaskID, uint8_t EventMask)<text:tab/>7</text:p>
          <text:p text:style-name="P17"><text:s/>5.4.uint8_t OS_WaitEvent(uint8_t EventMask) <text:tab/>7</text:p>
          <text:p text:style-name="P17"><text:s/>5.5.uint8_t OS_WaitEventTimeout(uint8_t EventMask, uint16_t numTicks )<text:tab/>7</text:p>
          <text:p text:style-name="P17"><text:s/>5.6.uint8_t OS_QueueIn(OS_Queue_t* pQueue , uint8_t *pByte)<text:tab/>7</text:p>
          <text:p text:style-name="P17"><text:s/>5.7.uint8_t OS_QueueOut(OS_Queue_t* pQueue, uint8_t *pByte)<text:tab/>7</text:p>
          <text:p text:style-name="P16"><text:s/>6.Timing functions<text:tab/>8</text:p>
          <text:p text:style-name="P17"><text:s/>6.1.void OS_WaitTicks( uint16_t numTicks) ; <text:tab/>8</text:p>
          <text:p text:style-name="P17"><text:s/>6.2.void OS_SetAlarm(uint8_t TaskID, uint16_t numTicks ); <text:tab/>8</text:p>
          <text:p text:style-name="P17"><text:s/>6.3.void OS_WaitAlarm(); <text:tab/>8</text:p>
          <text:p text:style-name="P16"><text:s/>7.Internal functions<text:tab/>8</text:p>
          <text:p text:style-name="P17"><text:s/>7.1.ISR <text:s/>(OS_ScheduleISR)__attribute__ ((naked,signal)); <text:tab/>8</text:p>
          <text:p text:style-name="P17"><text:s/>7.2.void OS_CreateTaskInt( void (*t)(), uint8_t taskNum, uint8_t *stack, uint8_t stackSize ) <text:tab/>8</text:p>
          <text:p text:style-name="P17"><text:s/>7.3.int8_t OS_GetNextTaskNumber()<text:tab/>8</text:p>
          <text:p text:style-name="P17"><text:s/>7.4.void OS_Reschedule()__attribute__ ((naked))<text:tab/>8</text:p>
          <text:p text:style-name="P16"><text:s/>8.Helper functions<text:tab/>8</text:p>
          <text:p text:style-name="P17"><text:s/>8.1.uint16_t OS_GetUnusedStack (uint8_t TaskID)<text:tab/>8</text:p>
          <text:p text:style-name="P17"><text:s/>8.2.void OS_GetTicks(uint32_t* pTime) <text:tab/>8</text:p>
          <text:p text:style-name="P16"><text:s/>9.Programming hints<text:tab/>9</text:p>
          <text:p text:style-name="P17"><text:s/>9.1.Create a cyclic task<text:tab/>9</text:p>
        </text:index-body>
      </text:table-of-content>
      <text:h text:style-name="P22" text:outline-level="1" text:is-list-header="true"/>
      <text:h text:style-name="P24" text:outline-level="1">What is FabOS</text:h>
      <text:p text:style-name="P2">FabOS is a lightweight embedded operating system completely written in C using as less RAM <text:s/>and code space as possible.</text:p>
      <text:p text:style-name="P2">It is -as far as possible- independent of the compiler and processor used.</text:p>
      <text:p text:style-name="P2">Footprint:</text:p>
      <text:p text:style-name="P2">For 4 Tasks (including idle) with 3 Mutexes it takes 29 to 41 bytes RAM and 1670 to 1932 bytes code. This values are net values. The stack space for every task and possibly used queue space is to be added.</text:p>
      <text:p text:style-name="P2">Key features:</text:p>
      <text:list xml:id="list43476760" text:style-name="L1">
        <text:list-item>
          <text:p text:style-name="P19">Preemtive real time task scheduling</text:p>
        </text:list-item>
        <text:list-item>
          <text:p text:style-name="P19">Mutexes</text:p>
        </text:list-item>
        <text:list-item>
          <text:p text:style-name="P19">Events</text:p>
        </text:list-item>
        <text:list-item>
          <text:p text:style-name="P19">Queues</text:p>
        </text:list-item>
        <text:list-item>
          <text:p text:style-name="P19">Alarms</text:p>
        </text:list-item>
        <text:list-item>
          <text:p text:style-name="P19">Flexible use of OS-tick timer interrupt</text:p>
        </text:list-item>
        <text:list-item>
          <text:p text:style-name="P19">Idle task, which runs on native stack</text:p>
        </text:list-item>
        <text:list-item>
          <text:p text:style-name="P19">Easy to use and to understand</text:p>
        </text:list-item>
      </text:list>
      <text:h text:style-name="P22" text:outline-level="1">Concepts</text:h>
      <text:p text:style-name="P2">Preemptive task switching is done by storing the context (all registers + CPU state) on top of the stack of the task.</text:p>
      <text:p text:style-name="P2">Interrupt stack resides on top of the stack of the actual task.</text:p>
      <text:p text:style-name="P2">A System consists of some tasks, which are defined as a “void” function with the following structure:</text:p>
      <text:p text:style-name="P9">void Task(void) { … your code ...}</text:p>
      <text:p text:style-name="P2">Each task has its own stack, provided by a byte array.</text:p>
      <text:p text:style-name="P2">The idle task does not have a stack-array defined. Instead it uses the unused "ordinary" stack at the end of RAM. The idle task consists of an infinite loop placed after the call of OS_StartExecution().</text:p>
      <text:p text:style-name="P2">Restrictions:</text:p>
      <text:list xml:id="list43472587" text:style-name="L2">
        <text:list-item>
          <text:p text:style-name="P20">This is a static operating system. </text:p>
        </text:list-item>
        <text:list-item>
          <text:p text:style-name="P20">A task, mutex, queue once created, exists forever.</text:p>
        </text:list-item>
        <text:list-item>
          <text:p text:style-name="P20">strictly no use of malloc()</text:p>
        </text:list-item>
        <text:list-item>
          <text:p text:style-name="P20">One Task has a fixed priority, which is related to the ID. Lower IDs come first.</text:p>
        </text:list-item>
        <text:list-item>
          <text:p text:style-name="P20">Queues are static.</text:p>
        </text:list-item>
      </text:list>
      <text:h text:style-name="P23" text:outline-level="1">Set up of the operating system</text:h>
      <text:h text:style-name="P25" text:outline-level="2">Defines in FabOS_config.h</text:h>
      <text:p text:style-name="P9">#define OS_NUMTASKS 3 </text:p>
      <text:p text:style-name="P4">Set the total number of <text:s/>tasks excluding the idle task. (number of OS_CreateTask – function calls) <text:line-break/>never &gt;8</text:p>
      <text:p text:style-name="P4"/>
      <text:p text:style-name="P9">#define OS_NUMMUTEX 3 </text:p>
      <text:p text:style-name="P4">Set the total number of different mutexes.</text:p>
      <text:p text:style-name="P4"><text:soft-page-break/></text:p>
      <text:p text:style-name="P9">#define OS_UNUSEDMASK 0xee</text:p>
      <text:p text:style-name="P4">Set the value to be written into unused memory. </text:p>
      <text:p text:style-name="P4">Used by "OS_get_unused_Stack()"</text:p>
      <text:p text:style-name="P4"/>
      <text:p text:style-name="P9">#define OS_ScheduleISR TIMER1_COMPA_vect </text:p>
      <text:p text:style-name="P4">Set the interrupt vector which is used for scheduling.</text:p>
      <text:p text:style-name="P4">The user has to set up the cyclic timer interrupt.</text:p>
      <text:p text:style-name="P4">If any additional code has to be executed in this interrupt, the function "OS_CustomISRCode() " can be filled with this code.</text:p>
      <text:p text:style-name="P4"/>
      <text:p text:style-name="P9">#define OS_USECLOCK 1</text:p>
      <text:p text:style-name="P4">Use a 32-bit OS tick counter, which can be read by OS_GetTicks(uint32_t* pTime)</text:p>
      <text:p text:style-name="P4"/>
      <text:p text:style-name="P9">#define OS_USEMEMCHECKS 1</text:p>
      <text:p text:style-name="P4">Enable the OS_get_unused_Stack function.</text:p>
      <text:p text:style-name="P4"/>
      <text:p text:style-name="P9">#define OS_USEEXTCHECKS 1</text:p>
      <text:p text:style-name="Text_20_body">Prevent false API usage (e.g. waiting in idle task)</text:p>
      <text:p text:style-name="P4"/>
      <text:p text:style-name="P9">#define OS_USECOMBINED 1 <text:tab/></text:p>
      <text:p text:style-name="P4">Use "OS_WaitEventTimeout()" which is easier to use, than combining alarms and events to get the functionality.</text:p>
      <text:h text:style-name="P25" text:outline-level="2">void OS_CustomISRCode() ;</text:h>
      <text:p text:style-name="P2">Function to be provided in the users code, if something has to be done in the timer-tick-ISR. This function will be executed inside the ISR context. A good example is to set a compare register to some value to make the next timer interrupt occur at the correct time. The following is only an example. Do not enable interrupts globally. This is done by the call of OS_StartExecution().</text:p>
      <text:p text:style-name="P9">void OS_CustomISRCode(void)</text:p>
      <text:p text:style-name="P9">{</text:p>
      <text:p text:style-name="P9"><text:tab/>// TODO add your Timer ISR here</text:p>
      <text:p text:style-name="P9"><text:tab/>TCNT1 =0; <text:s/>// reset the timer on ISR</text:p>
      <text:p text:style-name="P10">}</text:p>
      <text:h text:style-name="P26" text:outline-level="2">The main()</text:h>
      <text:p text:style-name="P4">The main() function consists of the following items:</text:p>
      <text:p text:style-name="P4">Task definition including stack declaration, simplified by a macro. Stack size is given in bytes for each task. <text:span text:style-name="T2">The space must be dimensioned at least 34 bytes larger than calculated, because the task context is stored there at a task change.</text:span></text:p>
      <text:p text:style-name="P2">The remaining stack size can be checked by the OS_get_unused_stack(*) function.</text:p>
      <text:p text:style-name="P4"/>
      <text:p text:style-name="P9">OS_DefineTask(Task1,200);</text:p>
      <text:p text:style-name="P9">OS_DefineTask(Task2,200);</text:p>
      <text:p text:style-name="P9">OS_DefineTask(Task3,200);</text:p>
      <text:p text:style-name="Text_20_body"/>
      <text:p text:style-name="Text_20_body">other function prototypes: </text:p>
      <text:p text:style-name="P9">void CPU_init(void);</text:p>
      <text:p text:style-name="P4"/>
      <text:p text:style-name="P4"><text:soft-page-break/>The main function itself:</text:p>
      <text:p text:style-name="P9">int main(void)</text:p>
      <text:p text:style-name="P9">{</text:p>
      <text:p text:style-name="P4"/>
      <text:p text:style-name="P4">Initialisation of the CPU with global interrupts disabled:</text:p>
      <text:p text:style-name="P9"><text:tab/>CPU_init();</text:p>
      <text:p text:style-name="P4"/>
      <text:p text:style-name="P4">The creation of the tasks (up to NUMTASKS) with priority, where 0 is highest prio; The same priority (also used as Task ID) can only appear once.:</text:p>
      <text:p text:style-name="P9"><text:tab/>OS_CreateTask(Task1, 0);</text:p>
      <text:p text:style-name="P9"><text:tab/>OS_CreateTask(Task2, 1);</text:p>
      <text:p text:style-name="P9"><text:tab/>OS_CreateTask(Task3, 2);</text:p>
      <text:p text:style-name="P4"/>
      <text:p text:style-name="P4">Starting of the Operating System:</text:p>
      <text:p text:style-name="P9"><text:tab/>OS_StartExecution() ;</text:p>
      <text:p text:style-name="P9"><text:tab/>while(1)</text:p>
      <text:p text:style-name="P9"><text:tab/>{</text:p>
      <text:p text:style-name="P9"><text:tab/><text:tab/>// THIS IS the idle task, which must never exit.</text:p>
      <text:p text:style-name="P9"><text:tab/>}</text:p>
      <text:p text:style-name="P9">}</text:p>
      <text:p text:style-name="Text_20_body"/>
      <text:p text:style-name="P4"/>
      <text:h text:style-name="P26" text:outline-level="2">Preemptive tasks</text:h>
      <text:p text:style-name="P2">A System consists of some tasks, which are defined as a “void” function with the following structure:</text:p>
      <text:p text:style-name="P9">void Task(void) { … your code ...}</text:p>
      <text:p text:style-name="P4">A Task must never exit the function. Therefore the following is the minimum for a task. </text:p>
      <text:p text:style-name="P9">void Task(void) </text:p>
      <text:p text:style-name="P9">{ </text:p>
      <text:p text:style-name="P11">while(1)</text:p>
      <text:p text:style-name="P11">{</text:p>
      <text:p text:style-name="P11"><text:tab/>// add your code here...</text:p>
      <text:p text:style-name="P11">}</text:p>
      <text:p text:style-name="P11">// this line must never be hit!</text:p>
      <text:p text:style-name="P9">}</text:p>
      <text:p text:style-name="P2">Each task has its own stack, provided by a byte array defined by</text:p>
      <text:p text:style-name="Code">OS_DefineTask(TaskName,Stacksize).</text:p>
      <text:h text:style-name="Heading_20_2" text:outline-level="2">Idle task</text:h>
      <text:p text:style-name="Text_20_body">This is the code, which comes right after <text:span text:style-name="T1">OS_StartExecution() in main().</text:span></text:p>
      <text:p text:style-name="P4">Inside the idle task, it is not allowed to exit the function (so exiting main()) and it is also not allowed to use OS_Wait functions.</text:p>
      <text:p text:style-name="P4">Which means, the idle task can only use:</text:p>
      <text:p text:style-name="P9">void <text:tab/>OS_SetEvent(uint8_t EventMask, uint8_t TaskID);</text:p>
      <text:p text:style-name="P9">void <text:tab/>OS_MutexGet(int8_t mutexID); </text:p>
      <text:p text:style-name="P9">void <text:tab/>OS_MutexRelease(int8_t mutexID); </text:p>
      <text:p text:style-name="P9">void <text:tab/>OS_SetAlarm(uint8_t TaskID, uint16_t numTicks ); </text:p>
      <text:p text:style-name="P9">uint8_t<text:tab/>OS_QueueIn(OS_Queue_t* pQueue , uint8_t byte); </text:p>
      <text:p text:style-name="P9">uint8_t<text:tab/>OS_QueueOut(OS_Queue_t* pQueue, uint8_t *pByte); </text:p>
      <text:p text:style-name="P9"><text:soft-page-break/>uint16_t<text:tab/>OS_GetUnusedStack (uint8_t TaskID); </text:p>
      <text:p text:style-name="P9">void <text:tab/>OS_GetTicks(uint32_t* pTime); </text:p>
      <text:p text:style-name="P4"/>
      <text:h text:style-name="P26" text:outline-level="2">Scheduling Timer</text:h>
      <text:p text:style-name="P4">The used timer interrupt is to be defined in FabOS_config.h for example:</text:p>
      <text:p text:style-name="Code">#define OS_ScheduleISR TIMER1_COMPA_vect</text:p>
      <text:p text:style-name="P4">Or any other valid interrupt for the processor.</text:p>
      <text:p text:style-name="P4">In the CPUinit the used timer interrupt is to be set up with global interrupts disabled. An useful frequency for the ISR is 1 to 10 ms, depending on the application.</text:p>
      <text:p text:style-name="P4">The user (you) is in charge to make the interrupt happen in the wanted OS cycle time.</text:p>
      <text:p text:style-name="P4">If the Interrupt is activated before OS_StartExecution(), the OS will be corrupted.</text:p>
      <text:p text:style-name="P4"/>
      <text:h text:style-name="P23" text:outline-level="1">Initialize the operating system</text:h>
      <text:h text:style-name="P25" text:outline-level="2">void CPU_init()</text:h>
      <text:p text:style-name="P2">Initialize the CPU and the timer interrupts, but do not yet enable the global interrupts. <text:s/></text:p>
      <text:h text:style-name="P25" text:outline-level="2">void OS_CreateTask( TaskName, uint8_t taskNum)</text:h>
      <text:p text:style-name="P2">Creates a task. This function is realized as a macro to simplify the API;</text:p>
      <text:p text:style-name="P2">First Parameter is a pointer to a void function, which implements the task. Inside this function all OS – API calls can be used.</text:p>
      <text:p text:style-name="P2">Second parameter is the task number, where also the task number defines the tasks priority. Task 0 has the highest priority. Task 7 is the lowest priority. The maximum number of tasks is 8. (so the highest number here is 7)</text:p>
      <text:p text:style-name="P2"/>
      <text:h text:style-name="P25" text:outline-level="2">void OS_StartExecution() </text:h>
      <text:p text:style-name="P2">Start the operating system; All tasks are executed at least once. This function returns, if no task is to be run for the first time. The code after this function call <text:span text:style-name="T5">is</text:span> the idle task. So this function must be followed by an infinite loop. If this function exits, there will be an uncontrolled reset of the processor.</text:p>
      <text:h text:style-name="P23" text:outline-level="1">Inter-Task communication</text:h>
      <text:h text:style-name="P25" text:outline-level="2">void OS_MutexGet(int8_t mutexNum)</text:h>
      <text:p text:style-name="P2">Get a mutex when entering a critical section. If the mutex is occupied, the scheduling will switch to the task, which is blocking the mutex. Otherwise the mutex will be locked and the execution continues right away.<text:line-break/>The total number of mutexes is limited to NUMMUTEX.</text:p>
      <text:p text:style-name="P2">Trying to get the same mutex twice without releasing it, leads to an eternal loop.</text:p>
      <text:p text:style-name="P2">Triggers re-scheduling.</text:p>
      <text:h text:style-name="P25" text:outline-level="2">void OS_MutexRelease(int8_t mutexNum);</text:h>
      <text:p text:style-name="P2">Release the mutex at the end of a critical section. A re-scheduling will be done, if <text:soft-page-break/>another task is waiting for the mutex.</text:p>
      <text:p text:style-name="P2">Triggers re-scheduling.</text:p>
      <text:h text:style-name="P26" text:outline-level="2">void OS_SetEvent(uint8_t TaskID, uint8_t EventMask)</text:h>
      <text:p text:style-name="P4">Set one or more events (8 bit EventMask) for one task.</text:p>
      <text:p text:style-name="P4">Each task has up to 8 events, which are realized by a bitmask.</text:p>
      <text:p text:style-name="P4">You can send one or more events to another task. It will wake up, if it waits for at least one of the events. If you send events, and the task is not waiting for it, it will just continue, if it later waits for it. (Events are never lost)</text:p>
      <text:p text:style-name="P2">Triggers re-scheduling.</text:p>
      <text:h text:style-name="P26" text:outline-level="2">uint8_t OS_WaitEvent(uint8_t EventMask) </text:h>
      <text:p text:style-name="P4"><text:span text:style-name="T2">Inactivate Task and </text:span>wait for one or more events. Return value is the bit-mask of the event(s), which lead to task reactivation. If the return value is zero, the task was activated by an expired alarm.</text:p>
      <text:p text:style-name="P4">To do a waitEvent with timeout, you can do:</text:p>
      <text:p text:style-name="P9">SetAlarm(ThisTask, MyTimeout);<text:line-break/>ret = WaitEvent(myEventMask);</text:p>
      <text:p text:style-name="P4">if (ret == 0) , then you had a timeout.</text:p>
      <text:p text:style-name="P4">You have to disable the alarm in case of avant success.</text:p>
      <text:p text:style-name="P2">Triggers re-scheduling.</text:p>
      <text:p text:style-name="P4">...or just use the following simplified function.</text:p>
      <text:h text:style-name="P27" text:outline-level="2">uint8_t OS_WaitEventTimeout(uint8_t EventMask, uint16_t numTicks )</text:h>
      <text:p text:style-name="P4"><text:span text:style-name="T3">Inactivate Task and w</text:span><text:span text:style-name="T3">ait for an event in combination with a timeout.</text:span></text:p>
      <text:p text:style-name="P3">Continues, if:</text:p>
      <text:list xml:id="list43471717" text:style-name="L3">
        <text:list-item>
          <text:p text:style-name="P21">the timeout has expired (return value is 0)</text:p>
        </text:list-item>
        <text:list-item>
          <text:p text:style-name="P21">if an event had occurred (return value is the event, which lead to activation)</text:p>
        </text:list-item>
      </text:list>
      <text:p text:style-name="P3">Triggers re-scheduling.</text:p>
      <text:h text:style-name="P26" text:outline-level="2">uint8_t OS_QueueIn(OS_Queue_t* pQueue , uint8_t *pByte)</text:h>
      <text:p text:style-name="P4"><text:span text:style-name="T2">Put an element </text:span>into<text:span text:style-name="T2"> a FIFO queue. Return value is 1 if queue is full.</text:span></text:p>
      <text:p text:style-name="P2">The Queue must be globally declared and initialized as follows:</text:p>
      <text:p text:style-name="P9">OS_DefineQueue(QueueName,(Number of Elements),(Element Size));</text:p>
      <text:p text:style-name="Text_20_body">for example:</text:p>
      <text:p text:style-name="P9">OS_DefineQueue(myQueue,100,4);</text:p>
      <text:p text:style-name="Text_20_body">defines a Queue named "myQueue" which has room for 100 elements of a size of 4 bytes. Attention, only 99 positions are usable, the last one is used as full/empty recognition.</text:p>
      <text:p text:style-name="Text_20_body">Then a 32bit-value can be stored to a queue as follows:</text:p>
      <text:p text:style-name="Code">OS_QueueIn(&amp;myQueue,(uint8_t*)&amp;my32BitValue);</text:p>
      <text:h text:style-name="P26" text:outline-level="2">uint8_t OS_QueueOut(OS_Queue_t* pQueue, uint8_t *pByte)</text:h>
      <text:p text:style-name="P2">Get an element out of a FIFO queue. </text:p>
      <text:p text:style-name="P2">Element size depends on the queue declaration.</text:p>
      <text:p text:style-name="P2">The Pointer target must be of the same type and size as the source.</text:p>
      <text:p text:style-name="P2">Return value is 1 if queue was empty and no data was copied.</text:p>
      <text:h text:style-name="P23" text:outline-level="1"><text:soft-page-break/>Timing functions</text:h>
      <text:h text:style-name="P25" text:outline-level="2">void OS_WaitTicks( uint16_t <text:span text:style-name="T4">numTicks</text:span>) ; </text:h>
      <text:p text:style-name="P2">Inactivate Task and wait for the specified number of OS ticks.</text:p>
      <text:p text:style-name="P2">Triggers re-scheduling. This is a macro, which uses OS_SetAlarm and OS_WaitAlarm.</text:p>
      <text:h text:style-name="P25" text:outline-level="2">void OS_SetAlarm(uint8_t TaskID, uint16_t numTicks ); </text:h>
      <text:p text:style-name="P2">Set Alarm for own or other task and continue. An alarm will be registered for the specified task. To remove an alarm, set it again with numTicks = 0;</text:p>
      <text:p text:style-name="P2">Only one alarm per task can be set at a time per task.</text:p>
      <text:h text:style-name="P25" text:outline-level="2">void OS_WaitAlarm(); </text:h>
      <text:p text:style-name="P2">Inactivate Task and wait for an alarm to expire.</text:p>
      <text:p text:style-name="P2">Triggers re-scheduling.</text:p>
      <text:h text:style-name="P23" text:outline-level="1">Internal functions</text:h>
      <text:h text:style-name="P25" text:outline-level="2">ISR <text:s/>(OS_ScheduleISR)__attribute__ ((naked,signal)); </text:h>
      <text:p text:style-name="P2">Internal, not to be called by the application;</text:p>
      <text:p text:style-name="P2">OS tick interrupt function (vector defined in FabOS.h)</text:p>
      <text:h text:style-name="P25" text:outline-level="2">void OS_CreateTaskInt( void (*t)(), uint8_t taskNum, uint8_t *stack, uint8_t stackSize ) </text:h>
      <text:p text:style-name="P2">Internal, not to be called by the application;</text:p>
      <text:p text:style-name="P2">Create a task, function provided as macro for simplification.</text:p>
      <text:h text:style-name="P25" text:outline-level="2">int8_t OS_GetNextTaskNumber()</text:h>
      <text:p text:style-name="P2">Internal: determine the next task to be run according priority.</text:p>
      <text:h text:style-name="P25" text:outline-level="2">void OS_Reschedule()__attribute__ ((naked))</text:h>
      <text:p text:style-name="P2">Trigger re-scheduling according the task priorities.</text:p>
      <text:p text:style-name="P2">Mostly used internally. Could be used externally, but more or less useless, as most OS-API trigger a reschedule anyway.</text:p>
      <text:p text:style-name="P9">(__attribute__ ((naked)) )</text:p>
      <text:h text:style-name="P23" text:outline-level="1">Helper functions</text:h>
      <text:h text:style-name="P25" text:outline-level="2">uint16_t OS_GetUnusedStack (uint8_t TaskID)</text:h>
      <text:p text:style-name="P2">Get the unused stack space for any task.</text:p>
      <text:p text:style-name="P2">The parameter is the Task ID. For the idle task specify NUMTASKS.</text:p>
      <text:h text:style-name="Heading_20_2" text:outline-level="2">void OS_GetTicks(uint32_t* pTime) </text:h>
      <text:p text:style-name="Text_20_body">Get the elapsed OS-ticks (OS-ISR events)</text:p>
      <text:p text:style-name="Text_20_body">Can be used to implement a precise time information.</text:p>
      <text:h text:style-name="Heading_20_1" text:outline-level="1"><text:soft-page-break/>Programming hints</text:h>
      <text:h text:style-name="Heading_20_2" text:outline-level="2">Create a cyclic task</text:h>
      <text:p text:style-name="Text_20_body">To create a cyclic task, just set an alarm for the next activation directly after waiting for it. <text:s/>"myOS.CurrTask" could be replaced by the task ID.</text:p>
      <text:p text:style-name="Code">void myCyclicTaskTask() </text:p>
      <text:p text:style-name="Code">{</text:p>
      <text:p text:style-name="Code"><text:tab/>OS_SetAlarm(myOS.CurrTask,10);</text:p>
      <text:p text:style-name="Code"><text:tab/>while(1)</text:p>
      <text:p text:style-name="Code"><text:tab/>{</text:p>
      <text:p text:style-name="Code"><text:tab/><text:tab/>OS_WaitAlarm();</text:p>
      <text:p text:style-name="Code"><text:tab/><text:tab/>OS_SetAlarm(myOS.CurrTask,10);</text:p>
      <text:p text:style-name="Code"><text:tab/><text:tab/>// this is a cyclic task, which runs every 10 ticks</text:p>
      <text:p text:style-name="Code"><text:tab/><text:tab/>// TODO add your code here</text:p>
      <text:p text:style-name="Code"><text:tab/>}</text:p>
      <text:p text:style-name="Code">}</text:p>
      <text:p text:style-name="Text_20_body"/>
      <text:h text:style-name="Heading_20_2" text:outline-level="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Courier New" svg:font-family="'Courier New'" style:font-adornments="Fett"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GB"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left="0.499cm" fo:margin-right="0cm" fo:margin-top="0cm" fo:margin-bottom="0cm" fo:text-indent="0cm" style:auto-text-indent="false"/>
      <style:text-properties style:font-name="Arial1"/>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Code" style:family="paragraph" style:parent-style-name="Text_20_body" style:class="text" style:master-page-name="">
      <style:paragraph-properties fo:margin-left="0.499cm" fo:margin-right="0cm" fo:margin-top="0cm" fo:margin-bottom="0cm" fo:text-indent="0cm" style:auto-text-indent="false" style:page-number="auto">
        <style:tab-stops/>
      </style:paragraph-properties>
      <style:text-properties style:font-name="Courier New" fo:font-weight="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style:font-name="Arial1"/>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style:font-name="Arial1"/>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text-properties style:font-name="Arial1"/>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text-properties style:font-name="Arial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text:style-name="Numbering_20_Symbols" style:num-prefix=" "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style:num-format="a">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style:font-name="Arial"/>
    </style:style>
    <style:style style:name="MT1" style:family="text">
      <style:text-properties fo:language="en" fo:country="GB" style:language-asian="zxx" style:country-asian="none" style:language-complex="zxx" style:country-complex="none"/>
    </style:style>
    <style:page-layout style:name="Mpm1">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FabOS Programmers Guide<text:tab/><text:page-number text:select-page="current">9</text:page-number>/<text:page-count>9</text:page-count><text:tab/><text:span text:style-name="MT1">©</text:span> Fabian Huslik</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4-16T11:32:03</meta:creation-date>
    <meta:editing-duration>PT19H48M13S</meta:editing-duration>
    <meta:editing-cycles>42</meta:editing-cycles>
    <meta:generator>OpenOffice.org/3.1$Win32 OpenOffice.org_project/310m19$Build-9420</meta:generator>
    <dc:date>2009-12-13T23:39:02.12</dc:date>
    <dc:creator>Fabian Huslik</dc:creator>
    <meta:document-statistic meta:table-count="0" meta:image-count="0" meta:object-count="0" meta:page-count="9" meta:paragraph-count="249" meta:word-count="1987" meta:character-count="12642"/>
    <meta:user-defined meta:name="Info 1"/>
    <meta:user-defined meta:name="Info 2"/>
    <meta:user-defined meta:name="Info 3"/>
    <meta:user-defined meta:name="Info 4"/>
  </office:meta>
</office:document-meta>
</file>